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bottom="0.0000in" style:line-height-at-least="0.2500in"/>
      <style:text-properties style:font-name="Times" fo:font-size="16.0pt" fo:color="#000000" fo:background-color="#ffffff"/>
    </style:style>
    <style:style style:name="P2" style:family="paragraph" style:parent-style-name="Standard">
      <style:paragraph-properties style:line-height-at-least="0.2500in"/>
      <style:text-properties style:font-name="Times" fo:font-size="16.0pt" fo:color="#6b006d" fo:background-color="#ffffff"/>
    </style:style>
    <style:style style:name="P3" style:family="paragraph" style:parent-style-name="Standard">
      <style:paragraph-properties style:line-height-at-least="0.2083in"/>
      <style:text-properties style:font-name="Courier New" fo:font-size="13.0pt" fo:color="#000000" fo:background-color="#ffffff"/>
    </style:style>
    <style:style style:name="P4" style:family="paragraph" style:parent-style-name="Standard">
      <style:paragraph-properties fo:margin-bottom="0.0000in" style:line-height-at-least="0.2500in"/>
      <style:text-properties style:font-name="Times New Roman" fo:font-size="16.0pt" fo:color="#0b61cd" fo:background-color="#ffffff"/>
    </style:style>
    <style:style style:name="P5" style:family="paragraph" style:parent-style-name="Standard">
      <style:paragraph-properties fo:margin-bottom="0.0000in" style:line-height-at-least="0.2500in"/>
      <style:text-properties style:font-name="Times New Roman" fo:font-size="16.0pt" fo:color="#000000" fo:background-color="#ffffff"/>
    </style:style>
    <style:style style:name="T1" style:family="text">
      <style:text-properties fo:letter-spacing="0.0000in"/>
    </style:style>
    <style:style style:name="T2" style:family="text">
      <style:text-properties style:text-underline-style="solid" fo:letter-spacing="0.0000in"/>
    </style:style>
    <style:style style:name="T3" style:family="text">
      <style:text-properties fo:letter-spacing="0.0000in" fo:color="#000000"/>
    </style:style>
    <style:style style:name="T4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With movie lens dataset of 100k</text:span></text:p>
      <text:p text:style-name="P2"><text:a xlink:type="simple" xlink:href="http://grouplens.org/datasets/movielens/"><text:span text:style-name="T2">http://grouplens.org/datasets/movielens/</text:span></text:a></text:p>
      <text:p text:style-name="P1"><text:span text:style-name="T1"/></text:p>
      <text:p text:style-name="P1"><text:span text:style-name="T1">The u.data has the following data </text:span></text:p>
      <text:p text:style-name="P3"><text:span text:style-name="T1">user id | item id | rating | timestamp. </text:span></text:p>
      <text:p text:style-name="P1"><text:span text:style-name="T1"> </text:span></text:p>
      <text:p text:style-name="P1"><text:span text:style-name="T1">Write a map-reduce code to get the minimum time between two ratings of a movie by a user, maximum time between two rating of movies. </text:span></text:p>
      <text:p text:style-name="P1"><text:span text:style-name="T1"> </text:span></text:p>
      <text:p text:style-name="P4"><text:span text:style-name="T1">A user can rate a moving only once and there are many users giving rating to a movie at different point in time.</text:span><text:span text:style-name="T3"><text:s/>We interested in finding:</text:span></text:p>
      <text:p text:style-name="P5"><text:span text:style-name="T4">1) At user level:</text:span><text:span text:style-name="T1"> For each user, what is minimum &amp; maximum time gap between the ratings given for the movies</text:span></text:p>
      <text:p text:style-name="P5"><text:span text:style-name="T1">i.e.: (U1, min(t2-t1, t3-t2, t4-t3,t5-t4), max(t2-t1, t3-t2, t4-t3,t5-t4))</text:span></text:p>
      <text:p text:style-name="P5"><text:span text:style-name="T1"> </text:span></text:p>
      <text:p text:style-name="P5"><text:span text:style-name="T1">2</text:span><text:span text:style-name="T4">) At movie level:</text:span><text:span text:style-name="T1"> For each movie, what is minimum &amp; maximum time gap between the ratings given by the users</text:span></text:p>
      <text:p text:style-name="P5"><text:span text:style-name="T1">i.e.: (M1, min(t2-t1, t3-t2, t4-t3,t5-t4), max(t2-t1, t3-t2, t4-t3,t5-t4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